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9338" officeooo:paragraph-rsid="00109338"/>
    </style:style>
    <style:style style:name="P2" style:family="paragraph" style:parent-style-name="Standard">
      <style:text-properties fo:font-weight="bold" officeooo:rsid="00109338" officeooo:paragraph-rsid="00109338" style:font-weight-asian="bold" style:font-weight-complex="bold"/>
    </style:style>
    <style:style style:name="P3" style:family="paragraph" style:parent-style-name="Standard">
      <style:text-properties fo:font-weight="normal" officeooo:rsid="00109338" officeooo:paragraph-rsid="00109338" style:font-weight-asian="normal" style:font-weight-complex="normal"/>
    </style:style>
    <style:style style:name="P4" style:family="paragraph" style:parent-style-name="Standard">
      <style:text-properties fo:font-weight="normal" officeooo:rsid="001198a6" officeooo:paragraph-rsid="00109338" style:font-weight-asian="normal" style:font-weight-complex="normal"/>
    </style:style>
    <style:style style:name="P5" style:family="paragraph" style:parent-style-name="Standard">
      <style:text-properties fo:font-weight="normal" officeooo:rsid="00133356" officeooo:paragraph-rsid="00109338" style:font-weight-asian="normal" style:font-weight-complex="normal"/>
    </style:style>
    <style:style style:name="P6" style:family="paragraph" style:parent-style-name="Standard">
      <style:text-properties fo:font-weight="normal" officeooo:rsid="00149c42" officeooo:paragraph-rsid="00109338" style:font-weight-asian="normal" style:font-weight-complex="normal"/>
    </style:style>
    <style:style style:name="P7" style:family="paragraph" style:parent-style-name="Standard">
      <style:text-properties fo:font-weight="normal" officeooo:rsid="0014e277" officeooo:paragraph-rsid="00109338" style:font-weight-asian="normal" style:font-weight-complex="normal"/>
    </style:style>
    <style:style style:name="P8" style:family="paragraph" style:parent-style-name="Standard">
      <style:text-properties fo:font-weight="bold" officeooo:rsid="00109338" officeooo:paragraph-rsid="00109338" style:font-weight-asian="bold" style:font-weight-complex="bold"/>
    </style:style>
    <style:style style:name="P9" style:family="paragraph" style:parent-style-name="Standard">
      <style:text-properties fo:font-weight="bold" officeooo:rsid="0016e6a9" officeooo:paragraph-rsid="0016e6a9" style:font-weight-asian="bold" style:font-weight-complex="bold"/>
    </style:style>
    <style:style style:name="P10" style:family="paragraph" style:parent-style-name="Standard">
      <style:text-properties fo:font-weight="bold" officeooo:rsid="001756c5" officeooo:paragraph-rsid="001756c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98a6" style:font-weight-asian="normal" style:font-weight-complex="normal"/>
    </style:style>
    <style:style style:name="T3" style:family="text">
      <style:text-properties fo:font-weight="normal" officeooo:rsid="00133356" style:font-weight-asian="normal" style:font-weight-complex="normal"/>
    </style:style>
    <style:style style:name="T4" style:family="text">
      <style:text-properties fo:font-weight="normal" officeooo:rsid="00149c42" style:font-weight-asian="normal" style:font-weight-complex="normal"/>
    </style:style>
    <style:style style:name="T5" style:family="text">
      <style:text-properties fo:font-weight="normal" officeooo:rsid="0014e277" style:font-weight-asian="normal" style:font-weight-complex="normal"/>
    </style:style>
    <style:style style:name="T6" style:family="text">
      <style:text-properties fo:font-weight="normal" officeooo:rsid="001756c5" style:font-weight-asian="normal" style:font-weight-complex="normal"/>
    </style:style>
    <style:style style:name="T7" style:family="text">
      <style:text-properties officeooo:rsid="001198a6"/>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text:span text:style-name="T1">Python no es una opción para el desarrollo de frontend pero si para backend porque constan de código preescrito para crear funciones backend complejas y también funciona bien para <text:s/>programación para móviles. En los últimos 10 años, el uso de Python ha ido en aumento hasta posicionarse finalmente en el puesto 1 de lenguajes más utilizados. <text:s/>Cabe decir que este lenguaje es también el más demandado.</text:span></text:p>
      <text:p text:style-name="P3"/>
      <text:p text:style-name="P3"/>
      <text:p text:style-name="P1"><text:span text:style-name="T8">C: </text:span><text:span text:style-name="T7">Se utiliza para desarrollo backend y se posiciona de número 2 en la lista Tiobe de lenguajes de programación más usados en este año. Durante los últimos 10 años, C ha estado manteniendo una cierta regularidad pero se puede notar como va decayendo de forma paulatina. Aun así, C aun tiene cierta demanda en el mercado aunque no tanto como otros lenguajes. </text:span></text:p>
      <text:p text:style-name="P1"/>
      <text:p text:style-name="P2">C++: <text:span text:style-name="T1"><text:s/></text:span><text:span text:style-name="T2">Aunque existan frameworks que permitan usar C++ para desarrollo frontend, este lenguaje se utiliza mucho más para backend. Durante estos últimos 10 años, C++ ha tenido una ligera caida, pero desde 2020 fue aumentando de manera considerable. Hoy en día se posiciona en el puesto número 3 en la lista de lenguajes más utilizados. C++ sigue teniendo una alta demanda en el mercado y normalmente se utiliza para la creación de sistemas operativos, compiladores o incluso para trabajar con inteligencia artificial.</text:span></text:p>
      <text:p text:style-name="P4"/>
      <text:p text:style-name="P2">Java: <text:span text:style-name="T2">Java </text:span><text:span text:style-name="T3">es bastante flexible por lo que es una buena opción para cualquier tipo de desarrollo ya sea frontend, backend o programación para móviles. Hoy en día se posiciona de número 4 en la lista Tiobe pero ha estado teniendo una caida sobre el porcentaje de su uso durante los últimos años. Se demanda bastante saber este lenguaje ya que se puede utilizar para trabajar en diversos proyectos ya sea en páginas web, servidores, aplicaciones cientificas, de negocios o apps para móviles.</text:span></text:p>
      <text:p text:style-name="P5"/>
      <text:p text:style-name="P2">C#: <text:span text:style-name="T3">C# se puede utilizar tanto para frontend, backend o programacion android. Se posiciona de 5º en la lista Tiobe y podemos ver como concretamente en 2012 ha alcanzado su pico más alto de utilización, y desde ahí, ha disminuido un poco y ha vuelto a usarse cada vez poco a poco. C# también tiene una buena demanda en el mercado porque sirve para desarrollar todo tipo de apps, desde videojuegos hasta apps web como Stack Overflow.</text:span></text:p>
      <text:p text:style-name="P5"/>
      <text:p text:style-name="P2">JavaScript: <text:span text:style-name="T3">Este lenguaje se utiliza principalmente para desarrollo frontend, aunque se puede usar para backend o incluso para programación android con programación reactiva. </text:span><text:span text:style-name="T4">La gráfica de los últimos 10 años muestra una cierta regularidad con picos altos y bajos pero por lo general se mantiene igual. JavaScript se demanda sobretodo para hacer páginas web interactivas, haciendo que pueda mejorar la experiencia del usuario en un sitio web.</text:span></text:p>
      <text:p text:style-name="P6"/>
      <text:p text:style-name="P2">PHP : <text:span text:style-name="T4">PHP se utiliza sobretodo para backend aunque en 2012 es posible usarlo en el desarrollo de aplicaciones móviles y web. Este lenguaje ha sido sumamente famoso y utilizado desde el año 2004 hasta 2010, desde ahí, ha ido decayendo de manera considerable hasta hoy. Aun así, PHP se sigue demandando para proyectos relacionados con programación de scripts del lado del servidor o recopilar datos de formularios, generar páginas con contenidos dinámicos, etc.</text:span></text:p>
      <text:p text:style-name="P6"/>
      <text:p text:style-name="P2">VisualBasic: <text:span text:style-name="T4">VisualBasic o Vscode se utiliza mucho para frontend o programación movil ya que no es una opción muy recomendable para backend. En los últimos 10 años, vscode se usaba muy poco hasta que en 2020 tuvo un pico muy alto y desde ahí empezó a usarse mucho más. </text:span><text:span text:style-name="T5">Se puede utilizar para crear apps para escritorio web, dipositivos moviles, etc.</text:span></text:p>
      <text:p text:style-name="P7"/>
      <text:p text:style-name="P2">SQL: <text:span text:style-name="T5">Este lenguaje se usa principalmente para bases de datos. SQL ha sido bastante regular en los últimos años pero esta teniendo una decadencia a partir de 2020. </text:span></text:p>
      <text:p text:style-name="P7"/>
      <text:p text:style-name="P2"><text:soft-page-break/>Assembly lenguage: <text:span text:style-name="T5">El lenguaje ensamblador se utiliza para backend. Este lenguaje cada vez se utiliza más y se demanda para proyectos relacionados con el desarrollo de tareas específicas, interacción con hardware y software, programación de microcontroladores, etc.</text:span></text:p>
      <text:p text:style-name="P2"><text:span text:style-name="T5"/></text:p>
      <text:p text:style-name="P9"><text:span text:style-name="T5">E</text:span><text:span text:style-name="T1">n cuanto a los frameworks, los más demandados son React, </text:span><text:span text:style-name="T6">vue, django, rails y angular.</text:span></text:p>
      <text:p text:style-name="P9"><text:span text:style-name="T6"/></text:p>
      <text:p text:style-name="P10">React<text:span text:style-name="T1"> se creó con la intención de minimizar los errores que ocurren cuando los desarrolladores construyen interfaces de usuario. </text:span></text:p>
      <text:p text:style-name="P10"><text:span text:style-name="T1"/></text:p>
      <text:p text:style-name="P10">Vue.js<text:span text:style-name="T1"> es un framework de javaScript bastante demandado ya que se utiliza para mejorar las interfaces de usuario y también para crear aplicaciones web de una sola página.</text:span></text:p>
      <text:p text:style-name="P10"><text:span text:style-name="T1"/></text:p>
      <text:p text:style-name="P10">Django<text:span text:style-name="T1"> es otro framework bastante utilizado y demandado, ya que se se emplea para la creación de páginas web. Su fama se debe a que es una herramienta de código abierto y gratuita en el que los usuarios van compartiendo recursos constantemente. </text:span></text:p>
      <text:p text:style-name="P10"><text:span text:style-name="T1"/></text:p>
      <text:p text:style-name="P10">Rails<text:span text:style-name="T1"> de Ruby, es un framework bastante demandado porque se utiliza para crear aplicaciones web para empresas emergentes. Es muy utilizado en el desarrollo de aplicaciones comerciales, corporativas y sistema de ventas. </text:span></text:p>
      <text:p text:style-name="P10"><text:span text:style-name="T1"/></text:p>
      <text:p text:style-name="P10"><text:span text:style-name="T1">Por último, </text:span>Angular<text:span text:style-name="T1">, es un framework de código abierto algo similar a vue.js ya que también se utiliza para la creación apps web de una sola págin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2T20:22:32.187000000</meta:creation-date>
    <dc:date>2023-11-23T19:15:33.115000000</dc:date>
    <meta:editing-duration>PT16M55S</meta:editing-duration>
    <meta:editing-cycles>2</meta:editing-cycles>
    <meta:generator>LibreOffice/7.1.2.2$Windows_X86_64 LibreOffice_project/8a45595d069ef5570103caea1b71cc9d82b2aae4</meta:generator>
    <meta:document-statistic meta:table-count="0" meta:image-count="0" meta:object-count="0" meta:page-count="2" meta:paragraph-count="16" meta:word-count="802" meta:character-count="4876" meta:non-whitespace-character-count="4082"/>
  </office:meta>
</office:document-meta>
</file>